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3-10-3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3-09-19 11:25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3-07-12 16:5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3-04-18 18:43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3-03-13 12:2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3-02-17 15:3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3-01-20 12:1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2-12-15 11:45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77" calcext:value-type="float">
            <text:p>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2-11-18 14:3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2-10-21 15:2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2-09-26 15:25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2-07-21 14:4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2-06-17 15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2-04-22 15:1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2-03-18 15:25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2-02-17 15:45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2-01-21 15:25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1-12-17 16:25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1-11-19 16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1-10-22 15:1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1-09-17 12:25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1-08-13 12:45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1-07-23 12:05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5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5-05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5-04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5-03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5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5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4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79" calcext:value-type="float">
            <text:p>3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4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4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4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4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4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4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4-05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4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4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4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4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52" calcext:value-type="float">
            <text:p>4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3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3-11-11 10:5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3-10-18 10:35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3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3-08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3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3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3-05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3-04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3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3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3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2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26" calcext:value-type="float">
            <text:p>4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2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2-10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2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2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2-07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2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2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2-04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2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2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2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1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1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1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1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1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1-07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1-06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1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1-04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1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1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1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0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0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0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0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0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0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0-06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0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0-04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0-03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0-0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10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9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9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9-10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9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9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9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9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9-05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9-04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9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9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9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8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8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8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8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8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8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8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8-05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8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8-03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8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8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7-1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7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7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7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7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7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7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7-05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7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7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7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7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6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6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6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6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6-05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6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6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6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6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5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5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5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5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5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5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5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5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5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4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4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4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4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4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4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4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4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4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4-03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4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4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3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3-1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3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3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3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3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3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3-05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3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3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3-03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3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3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2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2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2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2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2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2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2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2-03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2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2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1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1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1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1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1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1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1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1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1-04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1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1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0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0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0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0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0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0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0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0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0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0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0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2000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10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10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10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09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08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05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9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10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9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7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6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5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4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4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3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8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1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1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1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1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1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1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1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1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10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10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9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8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8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8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7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7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7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6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6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5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5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5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5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4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3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3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7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1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1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1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1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1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10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10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10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9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9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9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9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7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7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7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6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6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5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5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5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4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4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6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1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1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1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10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9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8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7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5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4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4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3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92" calcext:value-type="float">
            <text:p>3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5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1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10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9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8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6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5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4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4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4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3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4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1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10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9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8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8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7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6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6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6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5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5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4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3-0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1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1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1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10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10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10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9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8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7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6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5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5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4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4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3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2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1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1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1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1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1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1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10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10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10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10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9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9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9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9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8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8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7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7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7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6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6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5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5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4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4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3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3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1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1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1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1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1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10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9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9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7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7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7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6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5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4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90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1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1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10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10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9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9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8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7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6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5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4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4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3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9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1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1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1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1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1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1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1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10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8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8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7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7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7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6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6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5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5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4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3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3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8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1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02" calcext:value-type="float">
            <text:p>3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68" calcext:value-type="float">
            <text:p>3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9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9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7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7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7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6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5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5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4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7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1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10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9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8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8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7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5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5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4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4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3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6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1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10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10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9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8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7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6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5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4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3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3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3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5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1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1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1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1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1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1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10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9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8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7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7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7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6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6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5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5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5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4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3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4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10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8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7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7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6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5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5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4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4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3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3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3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1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1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10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10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9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8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8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7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7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6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6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5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4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4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2-0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1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1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1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10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10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9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8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7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7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6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5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5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4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4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3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1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1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1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1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1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10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9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9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8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7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7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6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6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5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5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5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4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3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3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3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80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1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9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9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7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7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7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6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5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4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9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1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1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1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1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9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9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8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8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8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7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5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3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8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1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10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8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7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7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6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5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5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4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4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3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7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1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1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1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10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9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8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8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7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6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6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6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5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5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4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4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6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1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1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1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1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1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1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10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9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8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8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7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7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6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6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5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5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5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5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4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3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3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5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1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1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1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1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1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10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10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10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10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9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9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9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9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8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8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8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7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7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6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5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4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4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4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4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1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1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1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1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1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1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10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9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8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7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7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7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7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6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5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5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4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3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2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2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2-10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1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1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1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10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9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9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8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8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7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5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4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4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3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70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1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1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10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7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7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7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7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7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5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5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5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5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4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4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4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9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1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1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1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1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10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9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9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9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8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7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7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6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6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5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5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4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4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3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8-0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1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1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1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1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10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10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10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9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8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7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6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5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5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4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3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3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7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1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1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1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1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1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1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1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1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10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9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9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8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8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7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7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7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6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5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5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5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4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3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3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3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22" calcext:value-type="float">
            <text:p>3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02" calcext:value-type="float">
            <text:p>3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6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1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1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10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9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9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9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8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8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8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7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7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7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6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6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5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5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5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4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4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3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3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5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1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1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1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10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9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9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7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7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7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6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5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4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02" calcext:value-type="float">
            <text:p>3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4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1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58" calcext:value-type="float">
            <text:p>3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10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8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8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7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7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6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5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5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4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4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3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3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1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1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10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10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9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8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7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7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6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6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6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5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5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4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4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2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1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1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1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1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10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10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9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8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7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6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5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5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4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4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4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3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68" calcext:value-type="float">
            <text:p>3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1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1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1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88" calcext:value-type="float">
            <text:p>3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1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39" calcext:value-type="float">
            <text:p>4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1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92" calcext:value-type="float">
            <text:p>4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1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62" calcext:value-type="float">
            <text:p>4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1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1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1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26" calcext:value-type="float">
            <text:p>4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10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10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9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9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8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8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8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7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7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7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6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6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5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5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5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5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4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3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3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3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60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1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1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1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1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10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9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9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7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7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7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6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5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4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02" calcext:value-type="float">
            <text:p>3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9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22" calcext:value-type="float">
            <text:p>3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1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1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1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10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9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9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8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8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7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5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4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4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3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8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1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10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8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7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7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6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5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5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4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4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4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3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7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1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1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10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10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9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8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8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7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7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6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6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6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5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5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4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4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6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1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1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1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1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1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1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10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9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9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8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8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8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7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7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7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6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6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5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5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5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5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4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3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3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3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22" calcext:value-type="float">
            <text:p>3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5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1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1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1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02" calcext:value-type="float">
            <text:p>3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1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1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1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10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10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10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10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9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9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9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9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8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8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8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7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7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7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6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6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5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5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5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4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4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3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3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4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1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1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1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1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10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9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9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8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7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7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7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6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5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4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3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1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1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1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10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9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9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8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8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7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5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4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4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3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2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1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1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10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10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9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8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8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7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7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6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6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6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5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5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4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4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4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1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1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1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1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1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10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10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10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9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8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7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7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6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5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5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4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4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4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3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50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1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1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1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1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1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1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1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1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10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10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10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9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9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8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8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8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7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7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7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6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6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6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5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5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5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5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4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3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3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3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9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1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1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1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1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1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1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10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10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10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10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9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9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9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9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8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8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8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7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7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7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6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6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5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5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5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4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3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3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8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1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1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1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10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9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8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8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7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5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4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4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68" calcext:value-type="float">
            <text:p>3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3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7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1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10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8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7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7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6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5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5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4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4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4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3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6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1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1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10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10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9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8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8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7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7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6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6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6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5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5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4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4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4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5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1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1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1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1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10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10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10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9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8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7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7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6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5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5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4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4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4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3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4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1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1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1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1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1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1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10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10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10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10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9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9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9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9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8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8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8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7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7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7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6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6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5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5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5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4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4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3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3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3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1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1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1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1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10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9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9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8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7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7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7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6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5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4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2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1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1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1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10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9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9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8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8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7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5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4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4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3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22" calcext:value-type="float">
            <text:p>3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1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1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10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8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7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7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6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5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5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4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V59/7C</text:p>
          </table:table-cell>
          <table:table-cell office:value-type="string" calcext:value-type="string">
            <text:p>Westdean No.3</text:p>
          </table:table-cell>
          <table:table-cell office:value-type="string" calcext:value-type="string">
            <text:p>1940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990" meta:object-count="0"/>
    <meta:user-defined meta:name="AppVersion">3.0</meta:user-defined>
  </office:meta>
</office:document-meta>
</file>